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F_CLK</text:p>
          </table:table-cell>
          <table:table-cell table:style-name="ce2" office:value-type="float" office:value="16000000" calcext:value-type="float">
            <text:p>1.60E+0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TIMER0</text:p>
          </table:table-cell>
          <table:table-cell table:style-name="Default" table:formula="of:=[.B1]/256" office:value-type="float" office:value="62500" calcext:value-type="float">
            <text:p>62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Range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table:formula="of:=[.$B$2]/(2 * [.A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table:formula="of:=[.$B$2]/(2 * [.A6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B$2]/(2 * [.A7])" office:value-type="float" office:value="112.007168458781" calcext:value-type="float">
            <text:p>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2]/(2 * [.A8])" office:value-type="float" office:value="558.035714285714" calcext:value-type="float">
            <text:p>5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/(2 * [.A9])" office:value-type="float" office:value="2604.16666666667" calcext:value-type="float">
            <text:p>2,6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/(2 * [.A10])" office:value-type="float" office:value="10416.6666666667" calcext:value-type="float">
            <text:p>10,4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/(2 * [.A11])" office:value-type="float" office:value="31250" calcext:value-type="float">
            <text:p>31,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Range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table:formula="of:=[.$B$2]/(2 * [.A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25" calcext:value-type="float">
            <text:p>15625</text:p>
          </table:table-cell>
          <table:table-cell table:formula="of:=[.$B$2]/(2 * [.A1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table:formula="of:=[.$B$2]/(2 * [.A16])" office:value-type="float" office:value="4.40016896648831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[.$B$2]/(2 * [.A17])" office:value-type="float" office:value="9.19929349425964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$B$2]/(2 * [.A18])" office:value-type="float" office:value="18.9969604863222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B$2]/(2 * [.A19])" office:value-type="float" office:value="40.479274611399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B$2]/(2 * [.A20])" office:value-type="float" office:value="84.9184782608696" calcext:value-type="float">
            <text:p>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B$2]/(2 * [.A21])" office:value-type="float" office:value="177.556818181818" calcext:value-type="float">
            <text:p>1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2]/(2 * [.A22])" office:value-type="float" office:value="372.02380952381" calcext:value-type="float">
            <text:p>3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/(2 * [.A23])" office:value-type="float" office:value="781.25" calcext:value-type="float">
            <text:p>7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/(2 * [.A24])" office:value-type="float" office:value="1644.73684210526" calcext:value-type="float">
            <text:p>1,6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/(2 * [.A25])" office:value-type="float" office:value="3472.22222222222" calcext:value-type="float">
            <text:p>3,4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/(2 * [.A26])" office:value-type="float" office:value="7812.5" calcext:value-type="float">
            <text:p>7,8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/(2 * [.A27])" office:value-type="float" office:value="15625" calcext:value-type="float">
            <text:p>15,6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/(2 * [.A28])" office:value-type="float" office:value="31250" calcext:value-type="float">
            <text:p>31,25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8:42:49.974797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8:09:58.761177780</meta:creation-date>
    <dc:date>2018-07-23T18:52:13.570132099</dc:date>
    <meta:editing-duration>PT1H34M29S</meta:editing-duration>
    <meta:editing-cycles>2</meta:editing-cycles>
    <meta:generator>LibreOffice/5.1.6.2$Linux_X86_64 LibreOffice_project/10m0$Build-2</meta:generator>
    <meta:document-statistic meta:table-count="1" meta:cell-count="78" meta:object-count="0"/>
  </office:meta>
</office:document-meta>
</file>